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8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7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><text:span text:style-name="T2"><text:tab/></text:span><text:span text:style-name="T2">DOS_RPID</text:span><text:span text:style-name="T2"><text:tab/></text:span><text:span text:style-name="T2">VX(64)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4</text:span></text:p>
            <text:p><text:span text:style-name="T4">Last updated : 2017-01-12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7</text:span></text:p>
            <text:p><text:span text:style-name="T4">Last updated : 2016-10-23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BIGINT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.5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><text:tab/></text:span><text:span text:style-name="T2">REC_LAST_PER_DET_ID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7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ORDER</text:span><text:span text:style-name="T2"><text:tab/></text:span><text:span text:style-name="T2">INTEGER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DETAILS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4cm" svg:height="1.7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#</text:span><text:span text:style-name="T2"><text:tab/></text:span><text:span text:style-name="T2">REC_PER_DET_NUMBER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REC_PER_DET_VALUE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REC_PER_DET_ID</text:span><text:span text:style-name="T2"><text:tab/></text:span><text:span text:style-name="T2">BIGINT</text:span></text:p>
          <text:p text:style-name="P3"><text:span text:style-name="T2"><text:tab/></text:span><text:span text:style-name="T2">REC_PER_DET_ORDER</text:span><text:span text:style-name="T2"><text:tab/></text:span><text:span text:style-name="T2">INTEGER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5.302cm" svg:x2="27.01cm" svg:y2="15.3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4cm" svg:y1="15.321cm" svg:x2="23.144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1-12T19:01:02.802294917</dc:date>
    <meta:editing-duration>P34DT13H51M58S</meta:editing-duration>
    <meta:editing-cycles>248</meta:editing-cycles>
    <meta:generator>LibreOffice/5.1.6.2.0$Linux_X86_64 LibreOffice_project/10$Build-2</meta:generator>
    <meta:document-statistic meta:object-count="227"/>
  </office:meta>
</office:document-meta>
</file>